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  <style:style style:name="T9" style:family="text">
      <style:text-properties style:text-line-through-style="none"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[Note: The number "19" is written in pencil and circled in the top right corner of the page.]</text:p>
      <text:p text:style-name="P7">[Hebrew]/</text:p>
      <text:p text:style-name="P7">An explanatory lecture/</text:p>
      <text:p text:style-name="P7"/>
      <text:p text:style-name="P6">[Page 1]<text:line-break/>Dear Brethren! <text:s/>This is one of the four Sabbaths,/ preceding the festival of Passover, on which an/ additional portion of the law is usually read./ <text:s/>For the instruction of those among my hearers,/ to whom the origin and design of that custom/ are unknown, I will offer a few explanatory/ remarks thereupon. <text:s/>The Mishna, which/ has embodied the Hebrew traditions, relates that,/ while the Temple at Jerusalem existed, messengers/ were sent throughout Judea, on the 1<text:span text:style-name="T2">t</text:span><text:span text:style-name="T3"> day of/ Adar, to remind its inhabitants of a duty/ incumbent on all, without distinction of/ class or station; namely, of the annual offering/ of half a shekel. <text:s/>That early proclamation/ allowed every one sufficient time to bring/ his tribute to the sacred treasury, before the/ opening of the ecclesiastical year, which counted/ from Nissan. <text:s/>But in order to understand/ why the performance of that national obli-/-gation was limited to the last-named period,/ it is necessary to be acquainted with the object/ of the half </text:span><text:span text:style-name="T4">a</text:span><text:span text:style-name="T6"> shekel. <text:s/>From the same/</text:span></text:p>
      <text:p text:style-name="P6"><text:span text:style-name="T6"/></text:p>
      <text:p text:style-name="P6"><text:span text:style-name="T6">[Page 2]</text:span></text:p>
      <text:p text:style-name="P6"><text:span text:style-name="T6">authoritative source we learn, that the sacrifi-/-cial worship was entirely supported by it./ <text:s/>And as upon the strength of a logical deduction,/ it had been established that the expenditure/ of each revolving year, should be defrayed by/ a new offering, and never by the surplus of/ the preceding, it became </text:span><text:soft-page-break/><text:span text:style-name="T6">indespensable[sic!] that/ every Israelite, cooperating to the maintenance/ of the Temple service, should accomplish that/ duty without delay. <text:s/>He could not have alleged/ as a cause for his neglect his want of ability, for,/ the smalness [sic!]of the tax</text:span><text:span text:style-name="T4">t</text:span><text:span text:style-name="T6"> would have scarcely/ justified it. <text:s/>But moreover, the announce-/-ment made on the 1</text:span><text:span text:style-name="T9">t</text:span><text:span text:style-name="T6"> of Adar tended to afford/ ample time for procuring the scanty sum;/ so that every adult among Hebrew men might/ be represented in the daily as well as all pub-/-lic sacrifices. <text:s/>The wealthy could not boast/ of a larger contribution to the furtherance of that/ sacred end, nor could the indigent complain that/ he had no share in the service of the Lord;/ for, agreeably to the first tribute levied by/</text:span></text:p>
      <text:p text:style-name="P6"><text:span text:style-name="T6"/></text:p>
      <text:p text:style-name="P6"><text:span text:style-name="T6">[Page 3]</text:span></text:p>
      <text:p text:style-name="P6"><text:span text:style-name="T6">Moses, wherewith the sockets of the sanctuary/ and the books thereof were cast, our/ ancient authorities demanded only half a/ shekel equally from every Israelite. <text:s/>[Hebrew]/ [Hebrew]/ It is only in commemoration of a usage [Hebrew]/ practiced during the existence of the Temple,/ that on the 1</text:span><text:span text:style-name="T9">t</text:span><text:span text:style-name="T6"> day of Adar, or upon the Sabbath/ which precedes it, an additional lesson from the/ Pentateuch is recited, allusive to the offering/ of the half </text:span><text:span text:style-name="T4">a</text:span><text:span text:style-name="T6"> shekel. <text:s/>In fact the original/ custom itself, though no longer obligatory, is/ preserved among some Communities. <text:s/></text:span><text:span text:style-name="T4">and</text:span><text:span text:style-name="T6"> Before/ the opening of Nisan, each individual tenders/ to the Congregational treasurer, an amount/ equivalent to the amount of Hebrew coin for the/ support of the Synagogue./</text:span></text:p>
      <text:p text:style-name="P6"><text:span text:style-name="T6">The second Sabbath on which the law is read/ out of two scrolls, has been termed [Hebrew] because/ the additional section, commencing with that/ word, recalls to our memory the iniquitous/ device of Amalek, and indirectly announces/</text:span></text:p>
      <text:p text:style-name="P6"><text:span text:style-name="T6"/></text:p>
      <text:p text:style-name="P6"><text:span text:style-name="T6">[Page 4]</text:span></text:p>
      <text:p text:style-name="P6"><text:span text:style-name="T6">the approaching Purim--a festivity occasioned by/ the frustration of Jocheme concocted by a scion/ of the same accursed race. <text:s/>for, Haman who/ bore the appellation of Agagete, probably/ claimed </text:span><text:span text:style-name="T4">a</text:span><text:span text:style-name="T6"> royal descent therefore as Holy Writ gives/ room to im ply that by such a name the Amalek/-ite Rulers were distinguished. <text:s/>[Hebrew]/ "And his king shall be higher than Agog"/</text:span></text:p>
      <text:p text:style-name="P6"><text:span text:style-name="T6">the additional portion recited on the third/ Sabbath--the one we observe this day--is also/ commemorative of usages connected with the/ sacrificial worship. <text:s/>Every member of/ the house of Israel was enjoined to offer the/ Parchal-lamb, but bodily impurities disqua-/-lified him until the 14</text:span><text:span text:style-name="T9">th</text:span><text:span text:style-name="T6"> of the following/ month for the performance of that rite--Hence/ to prevent his exclusion from a national service, he sought his purification at the/ commencement of Nisan </text:span><text:span text:style-name="T4">with</text:span><text:span text:style-name="T6"> through the ashes of the/ red-heifer blended with spring water, [Hebrew]-/ Thus, by way of illustration, a person who had/ been in contact with a dead body, on his/</text:span></text:p>
      <text:p text:style-name="P6"><text:span text:style-name="T6"/></text:p>
      <text:p text:style-name="P6"><text:span text:style-name="T6">[Page 5]</text:span></text:p>
      <text:p text:style-name="P6"><text:span text:style-name="T6">applying to the officiating priest, </text:span><text:span text:style-name="T4">he</text:span><text:span text:style-name="T6"> was/ immediately set apart from his brethren/ during an entire week, and upon the third/ and seventh day, was sprinkled with the mixed/ water by means of a bunch of hyssop./</text:span></text:p>
      <text:p text:style-name="P6"><text:span text:style-name="T6">That purification, which enabled him to cele-/-brate the Passover in its due season, tended/ also to impress him with the solemnity of/ the occasion, and the sanctity of the Temple./ <text:s/>The </text:span><text:span text:style-name="T7">red</text:span><text:span text:style-name="T8"> colour of the heifer, and the </text:span><text:span text:style-name="T7">scarlet</text:span><text:span text:style-name="T8">/ wool burnt together, represented his former pollution,/ which precluded his joining in the national/ festival; the utter consumption of those/ two objects indicated the necessity of removing/ every trace of impurity before participating/ in the service of the Lord; while the cedar-wood/ and the hyssop intermixed therewith, signified two/ species of defilements, a voluntary one </text:span><text:span text:style-name="T5">as</text:span><text:span text:style-name="T8"> typified by/ the natural height of the cedar-tree, as denoting/ haughtiness and presumption; and an accidental/ one, of which the small size of the hyssop was/ a symbol, but which alike needed thorough/</text:span></text:p>
      <text:p text:style-name="P6"><text:span text:style-name="T8"/></text:p>
      <text:p text:style-name="P6"><text:span text:style-name="T8">[Page 6]</text:span></text:p>
      <text:p text:style-name="P6"><text:soft-page-break/><text:span text:style-name="T8">cleansing ere the paschal lamb could be </text:span><text:span text:style-name="T5">layd</text:span><text:span text:style-name="T8">/ laid on the altar of Israel's God. <text:s/>During our/ dispersion, we do not require the same timely/ precaution, for "we have neither a priest in his/ office, nor a Levite at his desk, nor Israel in/ his station" yet, we take pleasure in reverting/ to the customs of our forefathers, when they dwelt/ upon their own land; and if we cannot receive/ as they a bodily purification, we pray, with/ the words of our Aftorah, that we may appear/ on the ensuing festival before our heavenly Liberator,/ purged from all </text:span><text:span text:style-name="T7">moral</text:span><text:span text:style-name="T8"> imperfections [Hebrew]/ [Hebrew]/ "And I will sprinkle clean water upon you, and/ ye shall be clean, from all your filthiness and/ from all your abominations will I cleanse you"/</text:span></text:p>
      <text:p text:style-name="P6"><text:span text:style-name="T8"><text:tab/>The fourth Sabbath, which invariably follows,/ without intermission, that whereon the statute </text:span><text:span text:style-name="T5">of</text:span><text:span text:style-name="T8"> con-/</text:span><text:span text:style-name="T5"> touching</text:span><text:span text:style-name="T8"> -cerning the red-heifer is alluded to, has been styled/ [Hebrew] or </text:span><text:span text:style-name="T7">the month</text:span><text:span text:style-name="T8">, because on it we peruse/ an extra chapter from Exodus, that speaks par-/-ticularly of the importance of Nisan./</text:span></text:p>
      <text:p text:style-name="P6"><text:span text:style-name="T8"/></text:p>
      <text:p text:style-name="P6"><text:span text:style-name="T8">[Page 7]</text:span></text:p>
      <text:p text:style-name="P6"><text:span text:style-name="T8">Its moment however, is felt in our days as well/ as in those of you; because from that month/ dates the constitution of our nationality, and/ </text:span><text:span text:style-name="T5">are computed</text:span><text:span text:style-name="T8"> the various holidays enjoined/ in Holy Writ are likewise computed. <text:s/>We are not to quit out/ homes at its beginning, in order to throng the/ habitation of the Lord on the fourteenth thereof,/ but it is incumbent on us to rid them of/ every vestige of leaven, that we may celebrate/ the Passover in exact conformity with the/ Divine direction. <text:s/>Therefore we must deem it necessary/ and proper to be early reminded of the forth-/-coming season, for, we can employ the inter-/-val in the gradual discharge of the multi-/-farious duties connected with it. <text:s/>Now, touching/ the institution of reciting additional lessons are/ the four Sabbaths to which I have hitherto/ alluded, I would observe, that its antiquity/ is warranted by the fact, that it is recorded/ by the contemporaries of the Mishnaic Sages;/ and that, so sanctified by </text:span><text:span text:style-name="T5">the</text:span><text:span text:style-name="T8"> time, it has/ been incorporated in the ritual of the Israelites,/</text:span></text:p>
      <text:p text:style-name="P6"><text:span text:style-name="T8"/></text:p>
      <text:p text:style-name="P6"><text:span text:style-name="T8">[Page 8]</text:span></text:p>
      <text:p text:style-name="P6"><text:span text:style-name="T8">and is abided by wherever they congregate./ <text:s/>But another practice universally adhered/ to by our nation, is the delivery of a sermon/ on the Sabbath, which immediately precedes the Passover,/ for, although it has not been honored by/ the recital of a particular section of the Penta-/-teuch, still the title applied thereunto,/ has impressed on it special holiness [Hebrew]/ "The great Sabbath" meaning, that day, which,/ according to a certain tradition, the terror of/ God fell upon the persecutors of our ancestors,/ and they were suffered to gather home unmolested/ the deified lamb of the Egyptians, to slaughter/ it on the altar of their heavenly Savior./</text:span></text:p>
      <text:p text:style-name="P6"><text:span text:style-name="T8">In consequence thereof the good habit of expa-/-tiating on the wonders wrought in our behalf at/ that season is prevalent among all Jewish/ communities, and it behooves the preacher/ upon that Sabbath to recommend to his/ audience a strict conformity with the/ regulations prescribed both by the written/ and oral law./</text:span></text:p>
      <text:p text:style-name="P6"><text:span text:style-name="T8"/></text:p>
      <text:p text:style-name="P6"><text:span text:style-name="T8">[Page 9]</text:span></text:p>
      <text:p text:style-name="P6"><text:span text:style-name="T8">From all the aforesaid you must have then/ learnt, my dear friends! how solicitous/ have been our Rabbis to recall at all/ periods the reminiscences of the past./ <text:s/>Those guardians of the vine brought out/ of </text:span><text:span text:style-name="T5">Egp</text:span><text:span text:style-name="T8"> Egypt, and now cast among/ the gentiles, would preserve it by/ </text:span><text:span text:style-name="T5">rasin</text:span><text:span text:style-name="T8"> raising a fence around it, and thus/ far their zeal has been crowned with/ success; for such customs as those which I/ </text:span><text:span text:style-name="T5">we</text:span><text:span text:style-name="T8"> have cursorily explained, though unessen-/-tial to the fundamental principles of Judaism </text:span><text:span text:style-name="T5">by</text:span><text:span text:style-name="T8"> form/ nevertheless by their universality, a strong link that binds/ together the scattered members of our race./ <text:s/>When upon the same Sabbaths they read ad-/-ditional portions of the Pentateuch and listen to/ the same instruction, they are reminded of the/ fact that they have a common extraction/ and a common belief. <text:s/>Let us then comply/ with the enactments of our Teachers, but let/ the origin and design thereof be constantly/ present in our minds, so that their exercise/</text:span></text:p>
      <text:p text:style-name="P6"><text:soft-page-break/><text:span text:style-name="T8"/></text:p>
      <text:p text:style-name="P6"><text:span text:style-name="T8">[Page 10]</text:span></text:p>
      <text:p text:style-name="P6"><text:span text:style-name="T8">may call forth sentiments of brotherhood for/ the outcasts of Judah, and of unflinching/ hope</text:span><text:span text:style-name="T5">s</text:span><text:span text:style-name="T8"> in the deliverance of the Lord, when/ "like the days of our coming forth from Egypt,/ He will show us marvellous[sic!] things."/</text:span></text:p>
      <text:p text:style-name="P6"><text:span text:style-name="T8">:[Hebrew]/ Oh Lord God! <text:s/>On this Sabbath that we have con-/-cluded the second book, which Thou hast/ inspired Thy servant Moses to write for/ our instruction, we pray that we may not/ in vain have weekly read it. <text:s/>Grant/ that the miraculous deeds recorded therein/ may </text:span><text:span text:style-name="T5">may</text:span><text:span text:style-name="T8"> incite us to love and fear Thee./ <text:s/>Grant that the character of the main/ actor in the events registered in the same/ volume, may become our exemplar./ <text:s/>That his faith, and his zeal, his attachment/ to his people, and his forbearance for their/ rebellious, may be to us a profitable study./ <text:s/>Grant that the important laws contained/ in it, and which are destined to govern/</text:span></text:p>
      <text:p text:style-name="P6"><text:span text:style-name="T8"/></text:p>
      <text:p text:style-name="P6"><text:span text:style-name="T8">[Page 11]</text:span></text:p>
      <text:p text:style-name="P6"><text:span text:style-name="T8">the entire world, may </text:span><text:span text:style-name="T5">be deepened</text:span><text:span text:style-name="T8"> strike deep root in/ our hearts. <text:s/>We pray Thee also, O/ Lord! to infuse in us a spirit of liberality/ like unto that which moved our fathers to/ enrich the sanctuary, </text:span><text:span text:style-name="T5">that</text:span><text:span text:style-name="T8"> dedicated to Thee/ about this season of our year by their shepherd./ <text:s/>Thus nobly prompted, we likewise shall/ speedily consecrate to thy holy name, a/ goodly habitation, in which we shall offer/ instead of steers, supplications and praises./ <text:s/>May this be thy will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5T11:11:27.34</meta:creation-date>
    <meta:document-statistic meta:table-count="0" meta:image-count="0" meta:object-count="0" meta:page-count="5" meta:paragraph-count="91" meta:word-count="1925" meta:character-count="11909"/>
    <dc:date>2012-07-05T13:29:45.32</dc:date>
    <dc:creator>Penn Libraries</dc:creator>
    <meta:editing-duration>PT00H14M45S</meta:editing-duration>
    <meta:editing-cycles>1</meta:editing-cycles>
    <meta:generator>OpenOffice.org/3.2$Win32 OpenOffice.org_project/320m12$Build-9483</meta:generator>
  </office:meta>
</office:document-meta>
</file>